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79b7"/>
    </style:style>
    <style:style style:name="P2" style:family="paragraph" style:parent-style-name="Arabic">
      <style:text-properties officeooo:rsid="001479b7" officeooo:paragraph-rsid="001479b7"/>
    </style:style>
    <style:style style:name="P3" style:family="paragraph" style:parent-style-name="Arabic">
      <style:text-properties officeooo:rsid="00159b24" officeooo:paragraph-rsid="00159b24"/>
    </style:style>
    <style:style style:name="P4" style:family="paragraph" style:parent-style-name="Arabic">
      <style:text-properties officeooo:rsid="0019c25c" officeooo:paragraph-rsid="0019c25c"/>
    </style:style>
    <style:style style:name="P5" style:family="paragraph" style:parent-style-name="Arabic">
      <style:text-properties officeooo:rsid="001a173f" officeooo:paragraph-rsid="001a173f"/>
    </style:style>
    <style:style style:name="P6" style:family="paragraph" style:parent-style-name="Arabic">
      <style:text-properties officeooo:rsid="001b04df" officeooo:paragraph-rsid="001b04df"/>
    </style:style>
    <style:style style:name="P7" style:family="paragraph" style:parent-style-name="Arabic">
      <style:text-properties officeooo:rsid="001b0938" officeooo:paragraph-rsid="001b0938"/>
    </style:style>
    <style:style style:name="P8" style:family="paragraph" style:parent-style-name="Arabic">
      <style:text-properties officeooo:rsid="001cabfb" officeooo:paragraph-rsid="001cabfb"/>
    </style:style>
    <style:style style:name="T1" style:family="text">
      <style:text-properties officeooo:rsid="001479b7"/>
    </style:style>
    <style:style style:name="T2" style:family="text">
      <style:text-properties officeooo:rsid="001b04df"/>
    </style:style>
    <style:style style:name="T3" style:family="text">
      <style:text-properties officeooo:rsid="001b0938"/>
    </style:style>
    <style:style style:name="T4" style:family="text">
      <style:text-properties officeooo:rsid="001cf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نَلِغُ حِلُ ثَقِلِ</text:span></text:p>
      <text:p text:style-name="P1"><text:span text:style-name="T1">نِكِغَ كُنَ جَبَلِ</text:span></text:p>
      <text:p text:style-name="P1"><text:span text:style-name="T1">لِفُغَ كَسِلِ سِلِ</text:span></text:p>
      <text:p text:style-name="P1"><text:span text:style-name="T1">زَحَدِدِ نَصِفُرِ</text:span></text:p>
      <text:p text:style-name="P1"/>
      <text:p text:style-name="P1"><text:span text:style-name="T1">وِدَبُ وَكِفُغُوَ</text:span> </text:p>
      <text:p text:style-name="P2">وَسِمَامِ وِنْيِ قُوَ</text:p>
      <text:p text:style-name="P2">وَوُمِ وَسِوُتُوَ</text:p>
      <text:p text:style-name="P2">سَبْعِنِ مَكُفَرِ</text:p>
      <text:p text:style-name="P2"/>
      <text:p text:style-name="P2">وَتُ وَكِوَ قَلِلِ</text:p>
      <text:p text:style-name="P2">كُفُغَ هَوَحِمِلِ</text:p>
      <text:p text:style-name="P2">كَلَغُ كُوَ ثَقِلِ</text:p>
      <text:p text:style-name="P2">مُشَبَهَ وَحَجَرِ</text:p>
      <text:p text:style-name="P2"/>
      <text:p text:style-name="P3">مَلْعُوُنِ مُنَفِقِ</text:p>
      <text:p text:style-name="P3">تِنَ ِدِكَوَثِقِ</text:p>
      <text:p text:style-name="P3"><text:soft-page-break/>اَمَتِبَ نَحَدَقِ</text:p>
      <text:p text:style-name="P3">كَزِعَ دَوِمَدَرِ</text:p>
      <text:p text:style-name="P3"/>
      <text:p text:style-name="P3">نَخَدَقِ فَهَمُنِ</text:p>
      <text:p text:style-name="P3">مَبَنَيِ تَبَيِنِ</text:p>
      <text:p text:style-name="P3">نِذِرَعَ عِشِرِنِ</text:p>
      <text:p text:style-name="P3">كَذِرَعَ زَمَكُفَرِ</text:p>
      <text:p text:style-name="P3"/>
      <text:p text:style-name="P4">اَكِكِلِتِ لَعِنِ</text:p>
      <text:p text:style-name="P4">مُلِ دَنِ يَحُصُنِ</text:p>
      <text:p text:style-name="P4">وَلِوَ كُطُمَعِنِ</text:p>
      <text:p text:style-name="P4">يَأدِ وَسِفِكِرِ</text:p>
      <text:p text:style-name="P4"/>
      <text:p text:style-name="P4">وَكِكَعَ مُشِرِكَ</text:p>
      <text:p text:style-name="P4">خِ زِكَفِكَ</text:p>
      <text:p text:style-name="P5">بَسِوِ مُتُ كُتُكَ</text:p>
      <text:p text:style-name="P5">مُكُوُ وَلاَ صَغِرِ</text:p>
      <text:p text:style-name="P5"><text:soft-page-break/></text:p>
      <text:p text:style-name="P5">وَكِتُزَ اِسِلَامُ</text:p>
      <text:p text:style-name="P5">كُوَطُلِيَ مَقَامُ</text:p>
      <text:p text:style-name="P5">بَبَلِ وَكَعَزِمُ</text:p>
      <text:p text:style-name="P5">كِدَ وَنَ نَكُفَرِ</text:p>
      <text:p text:style-name="P5"/>
      <text:p text:style-name="P5">وَكَوِدِيَ كِلَابُ</text:p>
      <text:p text:style-name="P5">وَكِبُ كُتَ<text:span text:style-name="T2">قَرَبُ</text:span></text:p>
      <text:p text:style-name="P6">وَكَبِغَ كَنِشَبُ</text:p>
      <text:p text:style-name="P6">كَ<text:span text:style-name="T4">نَ</text:span> وِغُ لَمَطَرِ</text:p>
      <text:p text:style-name="P6"/>
      <text:p text:style-name="P6">مِشَرِ <text:span text:style-name="T3">يِكُوَغِيَ</text:span></text:p>
      <text:p text:style-name="P7">صَحَبَ وَكِوُمِيَ</text:p>
      <text:p text:style-name="P7">كَتُمَ وَكَرِجِيَ</text:p>
      <text:p text:style-name="P7">نَمَجَرَحِ كَثِرِ</text:p>
      <text:p text:style-name="P7"/>
      <text:p text:style-name="P7">اَكِتَرَمَ بَشِرِ</text:p>
      <text:p text:style-name="P7"><text:soft-page-break/>مِثَرِ كُوَ خَسِرِ</text:p>
      <text:p text:style-name="P7">بَبَلِ اَكِفِصِرِ</text:p>
      <text:p text:style-name="P7">اَكِتُوَ مَشَوُرِ</text:p>
      <text:p text:style-name="P7"/>
      <text:p text:style-name="P7">اَكِتَمُكَ حَبِبُ</text:p>
      <text:p text:style-name="P7">كُوَبِيَ اَصْحَبُ</text:p>
      <text:p text:style-name="P7">مُتَكَبُ يَصَوَبُ</text:p>
      <text:p text:style-name="P8">كُفَرِ كُوَظفر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6:59:45.549294219</meta:creation-date>
    <meta:editing-duration>PT35M11S</meta:editing-duration>
    <meta:editing-cycles>6</meta:editing-cycles>
    <meta:generator>LibreOffice/4.4.2.2$Linux_X86_64 LibreOffice_project/40m0$Build-2</meta:generator>
    <dc:title>andika</dc:title>
    <dc:date>2015-04-22T00:06:56.657919881</dc:date>
    <meta:document-statistic meta:table-count="0" meta:image-count="0" meta:object-count="0" meta:page-count="4" meta:paragraph-count="48" meta:word-count="109" meta:character-count="450" meta:non-whitespace-character-count="389"/>
    <meta:template xlink:type="simple" xlink:actuate="onRequest" xlink:title="andika" xlink:href="../../../../../.config/libreoffice/4/user/template/andika.ott" meta:date="2015-04-21T16:59:45.329780109"/>
  </office:meta>
</office:document-meta>
</file>